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4cm" svg:height="5cm" svg:x="7.3cm" svg:y="17.5cm">
          <text:p text:style-name="P1">Пользовател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1.9cm" svg:x="3.9cm" svg:y="13.3cm">
          <text:p text:style-name="P1">Представление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1.7cm" svg:x="11.6cm" svg:y="13.4cm">
          <text:p text:style-name="P1">КОНТРОЛЛЕР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1.7cm" svg:x="6.9cm" svg:y="8.9cm">
          <text:p text:style-name="P1">Модель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1.7cm" svg:x="7.2cm" svg:y="5.4cm">
          <text:p text:style-name="P1">База Данных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2.6cm" draw:transform="rotate (0.785398163397448) translate (6.737cm 15.8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6cm" svg:height="2.6cm" draw:transform="rotate (2.35619449019234) translate (11.262cm 17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2cm" svg:height="0.6cm" svg:x="9cm" svg:y="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cm" svg:height="2.6cm" draw:transform="rotate (-2.35619449019235) translate (13.6cm 12.6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8cm" svg:height="1.4cm" svg:x="9.8cm" svg:y="7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Игорь  </meta:initial-creator>
    <meta:creation-date>2015-05-18T23:13:43.533713475</meta:creation-date>
    <dc:date>2015-05-18T23:22:21.795693974</dc:date>
    <dc:creator>Игорь  </dc:creator>
    <meta:editing-duration>PT3M44S</meta:editing-duration>
    <meta:editing-cycles>2</meta:editing-cycles>
    <meta:generator>LibreOffice/4.2.7.2$Linux_x86 LibreOffice_project/420m0$Build-2</meta:generator>
    <meta:document-statistic meta:object-count="10"/>
  </office:meta>
</office:document-meta>
</file>